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.232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083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7.133cm"/>
    </style:style>
    <style:style style:name="co8" style:family="table-column">
      <style:table-column-properties fo:break-before="auto" style:column-width="1.912cm"/>
    </style:style>
    <style:style style:name="co9" style:family="table-column">
      <style:table-column-properties fo:break-before="auto" style:column-width="12.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35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35cm solid #000000" fo:background-color="#e6e6e6" fo:border-left="0.035cm solid #000000" fo:border-right="none" fo:border-top="0.035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0.035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fo:border="0.002cm solid #000000"/>
    </style:style>
    <style:style style:name="ce10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0.035cm solid #000000" fo:background-color="#ccffff" fo:border-left="none" fo:border-right="none" fo:border-top="0.035cm solid #000000"/>
    </style:style>
    <style:style style:name="ce12" style:family="table-cell" style:parent-style-name="Default">
      <style:table-cell-properties fo:background-color="#ff9966" fo:border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35cm solid #000000" fo:background-color="#e6e6e6" fo:border-left="none" fo:border-right="none" fo:border-top="0.035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ackground-color="#e6e6e6" style:text-align-source="fix" style:repeat-content="false" fo:border-left="none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6" style:family="table-cell" style:parent-style-name="Default">
      <style:table-cell-properties fo:background-color="#ff9966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8" table:number-rows-spanned="1">
            <text:p>Bogdan Zamfir</text:p>
          </table:table-cell>
          <table:covered-table-cell table:number-columns-repeated="3" table:style-name="ce6"/>
          <table:covered-table-cell table:style-name="ce11"/>
          <table:covered-table-cell table:style-name="ce13"/>
          <table:covered-table-cell table:style-name="ce14"/>
          <table:covered-table-cell table:style-name="ce15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Implement concat and replication + train OS/EC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Has been implemented in cslom a long time ago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Detail current autorouter functionality to CGH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Emails have been sent a long time ago.</text:p>
          </table:table-cell>
        </table:table-row>
        <table:table-row table:style-name="ro2">
          <table:table-cell table:style-name="ce3" office:value-type="string">
            <text:p>CSL Autorouter :: connect()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100">
            <text:p>100</text:p>
          </table:table-cell>
          <table:table-cell table:style-name="ce10" office:value-type="date" office:date-value="2008-06-05">
            <text:p>06/05/2008</text:p>
          </table:table-cell>
          <table:table-cell table:style-name="ce10" office:value-type="date" office:date-value="2008-06-12">
            <text:p>06/12/2008</text:p>
          </table:table-cell>
          <table:table-cell table:style-name="ce3"/>
          <table:table-cell table:style-name="ce3" office:value-type="string">
            <text:p>Provide autorouter functionality as in the spec document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Done.</text:p>
          </table:table-cell>
        </table:table-row>
        <table:table-row table:style-name="ro1">
          <table:table-cell table:style-name="ce4" office:value-type="string">
            <text:p>CSLOM implementation support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90">
            <text:p>9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Provide support to OS/EC/TH/AS to implement their CSLOM related tasks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I am waiting for questions and problems</text:p>
          </table:table-cell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90">
            <text:p>9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CSLOM training classes for the following employees: EC, OS, MP, AS, TH, AB (about 1-2 hours/day when at least 80% of the attendees are present at the office)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Held the class, explained about everything i could, I'm waiting for questions</text:p>
          </table:table-cell>
        </table:table-row>
        <table:table-row table:style-name="ro1">
          <table:table-cell table:style-name="ce4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 office:value-type="string">
            <text:p>AS, EC</text:p>
          </table:table-cell>
          <table:table-cell table:style-name="ce3" office:value-type="string">
            <text:p>Hold autorouter functionality presentation for the following employees: AS, EC, AB (about 1 hour/day when at least 60% of the attendees are present at the office)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they have exams and school projects</text:p>
          </table:table-cell>
        </table:table-row>
        <table:table-row table:style-name="ro1">
          <table:table-cell table:style-name="ce4" office:value-type="string">
            <text:p>Coverage tool evaluation</text:p>
          </table:table-cell>
          <table:table-cell table:style-name="ce3" office:value-type="string">
            <text:p>SW :: Support</text:p>
          </table:table-cell>
          <table:table-cell table:style-name="ce7" office:value-type="float" office:value="100">
            <text:p>100</text:p>
          </table:table-cell>
          <table:table-cell table:style-name="ce10" office:value-type="date" office:date-value="2008-06-02">
            <text:p>06/02/2008</text:p>
          </table:table-cell>
          <table:table-cell table:style-name="ce10" office:value-type="date" office:date-value="2008-06-03">
            <text:p>06/03/2008</text:p>
          </table:table-cell>
          <table:table-cell table:style-name="ce3"/>
          <table:table-cell table:style-name="ce3" office:value-type="string">
            <text:p>Evaluate Bullseye coverage tool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Bad report system, no improvement next to lcov</text:p>
          </table:table-cell>
        </table:table-row>
        <table:table-row table:style-name="ro2">
          <table:table-cell table:style-name="ce4" office:value-type="string">
            <text:p>CSIM functionality</text:p>
          </table:table-cell>
          <table:table-cell table:style-name="ce3" office:value-type="string">
            <text:p>SW :: CSL :: CSIM</text:p>
          </table:table-cell>
          <table:table-cell table:style-name="ce7" office:value-type="float" office:value="50">
            <text:p>50</text:p>
          </table:table-cell>
          <table:table-cell table:style-name="ce10" office:value-type="date" office:date-value="2008-06-03">
            <text:p>06/03/2008</text:p>
          </table:table-cell>
          <table:table-cell table:style-name="ce10" office:value-type="date" office:date-value="2008-06-05">
            <text:p>06/05/2008</text:p>
          </table:table-cell>
          <table:table-cell table:style-name="ce3" office:value-type="string">
            <text:p>specs</text:p>
          </table:table-cell>
          <table:table-cell table:style-name="ce3" office:value-type="string">
            <text:p>Need solutions and implementations for: single action compile, generated values difference between CSIM and Modelsim (due to flip flop propagation issue) talk to AB/OS for examples, load feature to load stimulus vectors from a file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Implemeted execute order in simulator and support in shell, Still need implementation of CLI for csim binary</text:p>
          </table:table-cell>
        </table:table-row>
        <table:table-row table:style-name="ro1" table:number-rows-repeated="65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12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Zamfir Bogdan</dc:creator>
    <dc:date>2008-06-18T12:42:35</dc:date>
    <dc:language>en-US</dc:language>
    <meta:editing-cycles>37</meta:editing-cycles>
    <meta:editing-duration>P10DT9H34M54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